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le1" style:family="table">
      <style:table-properties style:width="2.596cm" table:align="left"/>
    </style:style>
    <style:style style:name="Tabelle1.A" style:family="table-column">
      <style:table-column-properties style:column-width="1.307cm"/>
    </style:style>
    <style:style style:name="Tabelle1.B" style:family="table-column">
      <style:table-column-properties style:column-width="1.289cm"/>
    </style:style>
    <style:style style:name="Tabelle1.A1" style:family="table-cell">
      <style:table-cell-properties fo:padding="0.097cm" fo:border-left="none" fo:border-right="none" fo:border-top="none" fo:border-bottom="1.5pt solid #000000"/>
    </style:style>
    <style:style style:name="Tabelle1.B1" style:family="table-cell">
      <style:table-cell-properties fo:padding="0.097cm" fo:border-left="1.5pt solid #000000" fo:border-right="none" fo:border-top="none" fo:border-bottom="1.5pt solid #000000"/>
    </style:style>
    <style:style style:name="Tabelle1.A2" style:family="table-cell">
      <style:table-cell-properties fo:padding="0.097cm" fo:border-left="none" fo:border-right="1.5pt solid #000000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A8" style:family="table-cell">
      <style:table-cell-properties fo:padding="0.097cm" fo:border-left="none" fo:border-right="1.5pt solid #000000" fo:border-top="none" fo:border-bottom="none"/>
    </style:style>
    <style:style style:name="Tabelle1.B8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text-properties fo:language="de" fo:country="DE" officeooo:rsid="001b3bd9" officeooo:paragraph-rsid="001b3bd9"/>
    </style:style>
    <style:style style:name="P2" style:family="paragraph" style:parent-style-name="Text_20_body">
      <style:text-properties style:text-position="super 58%" fo:language="de" fo:country="DE" officeooo:rsid="0019cb51" officeooo:paragraph-rsid="0019cb51"/>
    </style:style>
    <style:style style:name="P3" style:family="paragraph" style:parent-style-name="Text_20_body">
      <style:text-properties fo:language="de" fo:country="DE" officeooo:rsid="00166c9c" officeooo:paragraph-rsid="00166c9c"/>
    </style:style>
    <style:style style:name="P4" style:family="paragraph" style:parent-style-name="Text_20_body">
      <style:text-properties fo:language="de" fo:country="DE" officeooo:rsid="001b3bd9" officeooo:paragraph-rsid="001b3bd9"/>
    </style:style>
    <style:style style:name="P5" style:family="paragraph" style:parent-style-name="Text_20_body">
      <style:text-properties fo:language="de" fo:country="DE" officeooo:rsid="001898a6" officeooo:paragraph-rsid="001898a6"/>
    </style:style>
    <style:style style:name="P6" style:family="paragraph" style:parent-style-name="Text_20_body">
      <style:text-properties fo:language="de" fo:country="DE" officeooo:rsid="0017dcca" officeooo:paragraph-rsid="0017dcca"/>
    </style:style>
    <style:style style:name="P7" style:family="paragraph" style:parent-style-name="Text_20_body">
      <style:text-properties fo:language="de" fo:country="DE" officeooo:rsid="0019cb51" officeooo:paragraph-rsid="0019cb51"/>
    </style:style>
    <style:style style:name="P8" style:family="paragraph" style:parent-style-name="Text_20_body">
      <style:text-properties officeooo:rsid="001cf38a" officeooo:paragraph-rsid="001cf38a"/>
    </style:style>
    <style:style style:name="P9" style:family="paragraph" style:parent-style-name="Text_20_body">
      <style:text-properties officeooo:rsid="00217d3b" officeooo:paragraph-rsid="00217d3b"/>
    </style:style>
    <style:style style:name="P10" style:family="paragraph" style:parent-style-name="Table_20_Contents">
      <style:paragraph-properties fo:text-align="center" style:justify-single-word="false"/>
      <style:text-properties fo:language="de" fo:country="DE" officeooo:rsid="0019cb51" officeooo:paragraph-rsid="0019cb51"/>
    </style:style>
    <style:style style:name="P11" style:family="paragraph" style:parent-style-name="Table_20_Contents">
      <style:paragraph-properties fo:text-align="center" style:justify-single-word="false"/>
      <style:text-properties fo:language="de" fo:country="DE"/>
    </style:style>
    <style:style style:name="P12" style:family="paragraph" style:parent-style-name="Standard" style:list-style-name="L1">
      <style:text-properties fo:language="de" fo:country="DE" officeooo:rsid="001b3bd9" officeooo:paragraph-rsid="001b3bd9"/>
    </style:style>
    <style:style style:name="P13" style:family="paragraph" style:parent-style-name="Standard" style:list-style-name="L2">
      <style:text-properties fo:color="#000000" style:font-name="Liberation Serif" fo:font-size="12pt" style:font-size-asian="12pt" style:font-size-complex="12pt"/>
    </style:style>
    <style:style style:name="P14" style:family="paragraph" style:parent-style-name="Standard" style:list-style-name="L3">
      <style:text-properties fo:color="#000000" style:font-name="Liberation Serif" fo:font-size="12pt" officeooo:rsid="001cf38a" officeooo:paragraph-rsid="001d48f4" style:font-size-asian="12pt" style:font-size-complex="12pt"/>
    </style:style>
    <style:style style:name="P15" style:family="paragraph" style:parent-style-name="Heading_20_1">
      <style:text-properties fo:language="de" fo:country="DE"/>
    </style:style>
    <style:style style:name="P16" style:family="paragraph" style:parent-style-name="Heading_20_1">
      <style:text-properties officeooo:rsid="00217d3b" officeooo:paragraph-rsid="00217d3b"/>
    </style:style>
    <style:style style:name="P17" style:family="paragraph" style:parent-style-name="Heading_20_2">
      <style:text-properties fo:language="de" fo:country="DE"/>
    </style:style>
    <style:style style:name="P18" style:family="paragraph" style:parent-style-name="Text_20_body" style:list-style-name="L4">
      <style:text-properties fo:language="de" fo:country="DE" officeooo:paragraph-rsid="001898a6"/>
    </style:style>
    <style:style style:name="P19" style:family="paragraph" style:parent-style-name="Text_20_body">
      <style:text-properties fo:language="de" fo:country="DE" officeooo:rsid="00166c9c"/>
    </style:style>
    <style:style style:name="P20" style:family="paragraph" style:parent-style-name="Text_20_body">
      <style:text-properties fo:language="de" fo:country="DE" officeooo:rsid="00227602" officeooo:paragraph-rsid="00227602"/>
    </style:style>
    <style:style style:name="T1" style:family="text">
      <style:text-properties officeooo:rsid="0017dcca"/>
    </style:style>
    <style:style style:name="T2" style:family="text">
      <style:text-properties style:text-position="sub 58%" officeooo:rsid="001898a6" style:font-size-asian="10.5pt"/>
    </style:style>
    <style:style style:name="T3" style:family="text">
      <style:text-properties style:text-position="sub 58%" officeooo:rsid="0017dcca" style:font-size-asian="10.5pt"/>
    </style:style>
    <style:style style:name="T4" style:family="text">
      <style:text-properties style:text-position="sub 58%" officeooo:rsid="0017dcca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898a6"/>
    </style:style>
    <style:style style:name="T7" style:family="text">
      <style:text-properties style:text-position="0% 100%" officeooo:rsid="0017dcca"/>
    </style:style>
    <style:style style:name="T8" style:family="text">
      <style:text-properties style:text-position="0% 100%" officeooo:rsid="00227602"/>
    </style:style>
    <style:style style:name="T9" style:family="text">
      <style:text-properties officeooo:rsid="0019cb51"/>
    </style:style>
    <style:style style:name="T10" style:family="text">
      <style:text-properties style:text-position="super 58%"/>
    </style:style>
    <style:style style:name="T1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loext:padding="0cm" loext:border="none"/>
    </style:style>
    <style:style style:name="T12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style:text-blinking="false" style:font-weight-asian="bold" style:font-weight-complex="bold" loext:padding="0cm" loext:border="none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5" style:family="text">
      <style:text-properties fo:language="de" fo:country="DE" officeooo:rsid="001b3bd9"/>
    </style:style>
    <style:style style:name="T16" style:family="text">
      <style:text-properties officeooo:rsid="001cf38a"/>
    </style:style>
    <style:style style:name="T17" style:family="text">
      <style:text-properties officeooo:rsid="0022545e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Mengen</text:h>
      <text:p text:style-name="P3">Eine Menge enthält n Elemente.</text:p>
      <text:h text:style-name="P17" text:outline-level="2">Vereinigung</text:h>
      <text:p text:style-name="P3">Vereinigt man zwei Mengen, kommt eine Gesamtmenge heraus, die alle Elemente aus beiden Mengen enthält.</text:p>
      <text:h text:style-name="P15" text:outline-level="1">Definitionsbereiche</text:h>
      <text:p text:style-name="Text_20_body"><text:a xlink:type="simple" xlink:href="https://www.mathematik.de/analysis/78-erste-hilfe/analysis/eigenschaften-von-funktionen/658-definitionsbereiche-von-funktionen-termen-und-gleichungen" text:style-name="Internet_20_link" text:visited-style-name="Visited_20_Internet_20_Link"><text:span text:style-name="T15">Web</text:span></text:a></text:p>
      <text:p text:style-name="P4">Der Definitionsbereich kann für diese Stellen eingeschränkt sein:</text:p>
      <text:list xml:id="list3688103101" text:style-name="L1">
        <text:list-item>
          <text:p text:style-name="P12">Die Division durch 0 ist mathematisch nicht definiert.</text:p>
        </text:list-item>
        <text:list-item>
          <text:p text:style-name="P12">In den reellen Zahlen R darf man nicht die Wurzel einer negativen Zahl ziehen.</text:p>
        </text:list-item>
        <text:list-item>
          <text:p text:style-name="P12">Der Logarithmus ist nur für positive Zahlen definiert.</text:p>
        </text:list-item>
      </text:list>
      <text:p text:style-name="P1"/>
      <text:p text:style-name="P1">Außerdem kann der Definitionsbereich durch den Kontext eingeschränkt sein z.B. beim Ballwurf nach oben machen Werte kleiner 0 keinen Sinn.</text:p>
      <text:h text:style-name="P16" text:outline-level="1">Erste Ableitung</text:h>
      <text:p text:style-name="P9">Die erste Ableitung einer Funktion ent<text:span text:style-name="T17">spricht der momentanen Änderungsrate bzw. der Steigung der Tangente an der Stelle x.</text:span></text:p>
      <text:h text:style-name="Heading_20_1" text:outline-level="1">Monotonie</text:h>
      <text:p text:style-name="Text_20_body"><text:a xlink:type="simple" xlink:href="https://www.mathematik.de/analysis/79-erste-hilfe/analysis/differenzialrechnung/1295-die-erste-ableitung-monotonie-und-extremwerte#Monotonie" text:style-name="Internet_20_link" text:visited-style-name="Visited_20_Internet_20_Link"><text:span text:style-name="T16">Web</text:span></text:a></text:p>
      <text:p text:style-name="P8">Regeln:</text:p>
      <text:list xml:id="list4045772045" text:style-name="L2">
        <text:list-item>
          <text:p text:style-name="P13"><text:span text:style-name="T13">Ist </text:span><text:span text:style-name="T14">f′(x) &gt; 0</text:span><text:span text:style-name="T13">, so hat die Funktion an der Stelle x eine Tangente mit positiver Steigung. Daraus schließen wir, dass die Funktion </text:span><text:span text:style-name="T14">monoton wachsend</text:span><text:span text:style-name="T13"> ist.</text:span></text:p>
        </text:list-item>
        <text:list-item>
          <text:p text:style-name="P13"><text:span text:style-name="T13">Ist </text:span><text:span text:style-name="T14">f′(x) &lt; 0</text:span><text:span text:style-name="T13">, so hat die Funktion an der Stelle x eine Tangente mit negativer Steigung. Daraus schließen wir, dass die Funktion </text:span><text:span text:style-name="T14">monoton fallend</text:span><text:span text:style-name="T13"> ist.</text:span></text:p>
        </text:list-item>
        <text:list-item>
          <text:p text:style-name="P13"><text:span text:style-name="T13">Ist </text:span><text:span text:style-name="T14">f′(x) = 0</text:span><text:span text:style-name="T13">, so hat die Funktion an der Stelle x eine </text:span><text:span text:style-name="T14">waagrechte Tangente</text:span><text:span text:style-name="T13">.</text:span></text:p>
        </text:list-item>
      </text:list>
      <text:h text:style-name="Heading_20_1" text:outline-level="1">Extremwerte</text:h>
      <text:p text:style-name="Text_20_body"/>
      <text:list xml:id="list599989895" text:style-name="L3">
        <text:list-item>
          <text:p text:style-name="P14"><text:span text:style-name="T13">Gilt</text:span><text:bookmark text:name="MathJax-Element-38-Frame"/><text:bookmark text:name="MathJax-Span-276"/><text:bookmark text:name="MathJax-Span-277"/><text:bookmark text:name="MathJax-Span-278"/><text:bookmark text:name="MathJax-Span-279"/><text:span text:style-name="T13"> </text:span><text:span text:style-name="T12">f</text:span><text:bookmark text:name="MathJax-Span-280"/><text:span text:style-name="T12">′</text:span><text:bookmark text:name="MathJax-Span-281"/><text:span text:style-name="T12">(</text:span><text:bookmark text:name="MathJax-Span-282"/><text:bookmark text:name="MathJax-Span-283"/><text:span text:style-name="T12">x</text:span><text:bookmark text:name="MathJax-Span-284"/><text:span text:style-name="T12">0</text:span><text:bookmark text:name="MathJax-Span-285"/><text:span text:style-name="T12">)</text:span><text:bookmark text:name="MathJax-Span-286"/><text:span text:style-name="T12"> =</text:span><text:bookmark text:name="MathJax-Span-287"/><text:span text:style-name="T12"> 0</text:span><text:span text:style-name="T11"> </text:span><text:span text:style-name="T13">und</text:span><text:bookmark text:name="MathJax-Element-39-Frame"/><text:bookmark text:name="MathJax-Span-288"/><text:bookmark text:name="MathJax-Span-289"/><text:bookmark text:name="MathJax-Span-290"/><text:bookmark text:name="MathJax-Span-291"/><text:span text:style-name="T13"> </text:span><text:span text:style-name="T12">f</text:span><text:bookmark text:name="MathJax-Span-292"/><text:span text:style-name="T12">′′</text:span><text:bookmark text:name="MathJax-Span-293"/><text:span text:style-name="T12">(</text:span><text:bookmark text:name="MathJax-Span-294"/><text:bookmark text:name="MathJax-Span-295"/><text:span text:style-name="T12">x</text:span><text:bookmark text:name="MathJax-Span-296"/><text:span text:style-name="T12">0</text:span><text:bookmark text:name="MathJax-Span-297"/><text:span text:style-name="T12">)</text:span><text:bookmark text:name="MathJax-Span-298"/><text:span text:style-name="T12"> &gt;</text:span><text:bookmark text:name="MathJax-Span-299"/><text:span text:style-name="T12"> 0</text:span><text:span text:style-name="T11">, </text:span><text:span text:style-name="T13">so hat die Funktion im Punkt</text:span><text:bookmark text:name="MathJax-Element-40-Frame"/><text:bookmark text:name="MathJax-Span-300"/><text:bookmark text:name="MathJax-Span-301"/><text:bookmark text:name="MathJax-Span-302"/><text:span text:style-name="T13"> </text:span><text:span text:style-name="T11">(</text:span><text:bookmark text:name="MathJax-Span-303"/><text:bookmark text:name="MathJax-Span-304"/><text:span text:style-name="T11">x</text:span><text:bookmark text:name="MathJax-Span-305"/><text:span text:style-name="T11">0</text:span><text:bookmark text:name="MathJax-Span-306"/><text:span text:style-name="T11">;</text:span><text:bookmark text:name="MathJax-Span-307"/><text:span text:style-name="T11">f</text:span><text:bookmark text:name="MathJax-Span-308"/><text:span text:style-name="T11">(</text:span><text:bookmark text:name="MathJax-Span-309"/><text:bookmark text:name="MathJax-Span-310"/><text:span text:style-name="T11">x</text:span><text:bookmark text:name="MathJax-Span-311"/><text:span text:style-name="T11">0</text:span><text:bookmark text:name="MathJax-Span-312"/><text:span text:style-name="T11">)</text:span><text:bookmark text:name="MathJax-Span-313"/><text:span text:style-name="T11">) </text:span><text:span text:style-name="T13">einen </text:span><text:span text:style-name="T14">Tiefpunkt</text:span><text:span text:style-name="T13"> (Minimum).</text:span></text:p>
        </text:list-item>
        <text:list-item>
          <text:p text:style-name="P14"><text:span text:style-name="T13">Gilt</text:span><text:bookmark text:name="MathJax-Element-41-Frame"/><text:bookmark text:name="MathJax-Span-314"/><text:bookmark text:name="MathJax-Span-315"/><text:bookmark text:name="MathJax-Span-316"/><text:bookmark text:name="MathJax-Span-317"/><text:span text:style-name="T13"> </text:span><text:span text:style-name="T12">f</text:span><text:bookmark text:name="MathJax-Span-318"/><text:span text:style-name="T12">′</text:span><text:bookmark text:name="MathJax-Span-319"/><text:span text:style-name="T12">(</text:span><text:bookmark text:name="MathJax-Span-320"/><text:bookmark text:name="MathJax-Span-321"/><text:span text:style-name="T12">x</text:span><text:bookmark text:name="MathJax-Span-322"/><text:span text:style-name="T12">0</text:span><text:bookmark text:name="MathJax-Span-323"/><text:span text:style-name="T12">)</text:span><text:bookmark text:name="MathJax-Span-324"/><text:span text:style-name="T12"> =</text:span><text:bookmark text:name="MathJax-Span-325"/><text:span text:style-name="T12"> 0</text:span><text:span text:style-name="T11"> </text:span><text:span text:style-name="T13">und</text:span><text:bookmark text:name="MathJax-Element-42-Frame"/><text:bookmark text:name="MathJax-Span-326"/><text:bookmark text:name="MathJax-Span-327"/><text:bookmark text:name="MathJax-Span-328"/><text:bookmark text:name="MathJax-Span-329"/><text:span text:style-name="T13"> </text:span><text:span text:style-name="T12">f</text:span><text:bookmark text:name="MathJax-Span-330"/><text:span text:style-name="T12">′′</text:span><text:bookmark text:name="MathJax-Span-331"/><text:span text:style-name="T12">(</text:span><text:bookmark text:name="MathJax-Span-332"/><text:bookmark text:name="MathJax-Span-333"/><text:span text:style-name="T12">x</text:span><text:bookmark text:name="MathJax-Span-334"/><text:span text:style-name="T12">0</text:span><text:bookmark text:name="MathJax-Span-335"/><text:span text:style-name="T12">)</text:span><text:bookmark text:name="MathJax-Span-336"/><text:span text:style-name="T12"> &lt;</text:span><text:bookmark text:name="MathJax-Span-337"/><text:span text:style-name="T12"> 0</text:span><text:span text:style-name="T11">, </text:span><text:span text:style-name="T13">so hat die Funktion im Punkt</text:span><text:bookmark text:name="MathJax-Element-43-Frame"/><text:bookmark text:name="MathJax-Span-338"/><text:bookmark text:name="MathJax-Span-339"/><text:bookmark text:name="MathJax-Span-340"/><text:span text:style-name="T13"> </text:span><text:span text:style-name="T11">(</text:span><text:bookmark text:name="MathJax-Span-341"/><text:bookmark text:name="MathJax-Span-342"/><text:span text:style-name="T11">x</text:span><text:bookmark text:name="MathJax-Span-343"/><text:span text:style-name="T11">0</text:span><text:bookmark text:name="MathJax-Span-344"/><text:span text:style-name="T11">;</text:span><text:bookmark text:name="MathJax-Span-345"/><text:span text:style-name="T11">f</text:span><text:bookmark text:name="MathJax-Span-346"/><text:span text:style-name="T11">(</text:span><text:bookmark text:name="MathJax-Span-347"/><text:bookmark text:name="MathJax-Span-348"/><text:span text:style-name="T11">x</text:span><text:bookmark text:name="MathJax-Span-349"/><text:span text:style-name="T11">0</text:span><text:bookmark text:name="MathJax-Span-350"/><text:span text:style-name="T11">)</text:span><text:bookmark text:name="MathJax-Span-351"/><text:span text:style-name="T11">) </text:span><text:span text:style-name="T13">einen </text:span><text:span text:style-name="T14">Hochpunkt</text:span><text:span text:style-name="T13"> (Maximum).</text:span></text:p>
        </text:list-item>
        <text:list-item>
          <text:p text:style-name="P14"><text:span text:style-name="T13">Gilt</text:span><text:bookmark text:name="MathJax-Element-44-Frame"/><text:bookmark text:name="MathJax-Span-352"/><text:bookmark text:name="MathJax-Span-353"/><text:bookmark text:name="MathJax-Span-354"/><text:bookmark text:name="MathJax-Span-355"/><text:span text:style-name="T13"> </text:span><text:span text:style-name="T12">f</text:span><text:bookmark text:name="MathJax-Span-356"/><text:span text:style-name="T12">′</text:span><text:bookmark text:name="MathJax-Span-357"/><text:span text:style-name="T12">(</text:span><text:bookmark text:name="MathJax-Span-358"/><text:bookmark text:name="MathJax-Span-359"/><text:span text:style-name="T12">x</text:span><text:bookmark text:name="MathJax-Span-360"/><text:span text:style-name="T12">0</text:span><text:bookmark text:name="MathJax-Span-361"/><text:span text:style-name="T12">)</text:span><text:bookmark text:name="MathJax-Span-362"/><text:span text:style-name="T12"> =</text:span><text:bookmark text:name="MathJax-Span-363"/><text:span text:style-name="T12"> 0</text:span><text:span text:style-name="T11"> </text:span><text:span text:style-name="T13">und</text:span><text:bookmark text:name="MathJax-Element-45-Frame"/><text:bookmark text:name="MathJax-Span-364"/><text:bookmark text:name="MathJax-Span-365"/><text:bookmark text:name="MathJax-Span-366"/><text:bookmark text:name="MathJax-Span-367"/><text:span text:style-name="T13"> </text:span><text:span text:style-name="T12">f</text:span><text:bookmark text:name="MathJax-Span-368"/><text:span text:style-name="T12">′′</text:span><text:bookmark text:name="MathJax-Span-369"/><text:span text:style-name="T12">(</text:span><text:bookmark text:name="MathJax-Span-370"/><text:bookmark text:name="MathJax-Span-371"/><text:span text:style-name="T12">x</text:span><text:bookmark text:name="MathJax-Span-372"/><text:span text:style-name="T12">0</text:span><text:bookmark text:name="MathJax-Span-373"/><text:span text:style-name="T12">)</text:span><text:bookmark text:name="MathJax-Span-374"/><text:span text:style-name="T12"> =</text:span><text:bookmark text:name="MathJax-Span-375"/><text:span text:style-name="T12"> 0</text:span><text:span text:style-name="T11">, </text:span><text:span text:style-name="T13">so können wir erst mal </text:span><text:span text:style-name="T14">keine Auskunft</text:span><text:span text:style-name="T13"> treffen.</text:span></text:p>
        </text:list-item>
      </text:list>
      <text:h text:style-name="P15" text:outline-level="1">Funktionen</text:h>
      <text:p text:style-name="P3">Eine Funktion ist eine Zuordnung von einer Menge X auf die Menge Y. Dabei werden jedem <text:soft-page-break/>Element x aus der Menge X genau ein Element y aus der Menge Y zugeordnet.</text:p>
      <text:p text:style-name="P5">X → Y</text:p>
      <text:p text:style-name="P5">Für ein beliebiges x aus X gilt:<text:tab/>f(x) = y</text:p>
      <text:p text:style-name="P6">Es gibt dabei folgende Möglichkeiten:</text:p>
      <text:list xml:id="list3052898968" text:style-name="L4">
        <text:list-item>
          <text:p text:style-name="P18"><text:span text:style-name="T1">x</text:span><text:span text:style-name="T3">1</text:span><text:span text:style-name="T1"> → y</text:span><text:span text:style-name="T4">1<text:tab/></text:span><text:span text:style-name="T7">Genau ein Element zugeordnet</text:span></text:p>
        </text:list-item>
        <text:list-item>
          <text:p text:style-name="P18"><text:span text:style-name="T7">x</text:span><text:span text:style-name="T3">2</text:span><text:span text:style-name="T7"> → y</text:span><text:span text:style-name="T4">2<text:tab/></text:span><text:span text:style-name="T6">Zwei E</text:span><text:span text:style-name="T7">lement</text:span><text:span text:style-name="T6">e</text:span><text:span text:style-name="T7"> zugeordnet<text:line-break/>x</text:span><text:span text:style-name="T2">3</text:span><text:span text:style-name="T7"> → y</text:span><text:span text:style-name="T4">2</text:span></text:p>
        </text:list-item>
        <text:list-item>
          <text:p text:style-name="P18"><text:span text:style-name="T7">x</text:span><text:span text:style-name="T2">4</text:span><text:span text:style-name="T7"> → <text:tab/></text:span><text:span text:style-name="T4"><text:tab/></text:span><text:span text:style-name="T6">Kein Wert zugeordnet bzw. </text:span><text:span text:style-name="T8">u</text:span><text:span text:style-name="T6">ndefiniert</text:span></text:p>
        </text:list-item>
      </text:list>
      <text:p text:style-name="P7"><text:span text:style-name="T6">B</text:span><text:span text:style-name="T5">eispiele:</text:span></text:p>
      <text:p text:style-name="P7"><text:span text:style-name="T5">f(x) = x</text:span><text:span text:style-name="T10">2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0">x</text:p>
          </table:table-cell>
          <table:table-cell table:style-name="Tabelle1.B1" office:value-type="string">
            <text:p text:style-name="P10">f(x)</text:p>
          </table:table-cell>
        </table:table-row>
        <table:table-row>
          <table:table-cell table:style-name="Tabelle1.A2" office:value-type="string">
            <text:p text:style-name="P11">-<text:span text:style-name="T9">3</text:span></text:p>
          </table:table-cell>
          <table:table-cell table:style-name="Tabelle1.B2" office:value-type="string">
            <text:p text:style-name="P10">9</text:p>
          </table:table-cell>
        </table:table-row>
        <table:table-row>
          <table:table-cell table:style-name="Tabelle1.A2" office:value-type="string">
            <text:p text:style-name="P11">-<text:span text:style-name="T9">2</text:span></text:p>
          </table:table-cell>
          <table:table-cell table:style-name="Tabelle1.B2" office:value-type="string">
            <text:p text:style-name="P10">4</text:p>
          </table:table-cell>
        </table:table-row>
        <table:table-row>
          <table:table-cell table:style-name="Tabelle1.A2" office:value-type="string">
            <text:p text:style-name="P11">-<text:span text:style-name="T9">1</text:span></text:p>
          </table:table-cell>
          <table:table-cell table:style-name="Tabelle1.B2" office:value-type="string">
            <text:p text:style-name="P10">1</text:p>
          </table:table-cell>
        </table:table-row>
        <table:table-row>
          <table:table-cell table:style-name="Tabelle1.A2" office:value-type="string">
            <text:p text:style-name="P10">0</text:p>
          </table:table-cell>
          <table:table-cell table:style-name="Tabelle1.B2" office:value-type="string">
            <text:p text:style-name="P10">0</text:p>
          </table:table-cell>
        </table:table-row>
        <table:table-row>
          <table:table-cell table:style-name="Tabelle1.A2" office:value-type="string">
            <text:p text:style-name="P10">1</text:p>
          </table:table-cell>
          <table:table-cell table:style-name="Tabelle1.B2" office:value-type="string">
            <text:p text:style-name="P10">1</text:p>
          </table:table-cell>
        </table:table-row>
        <table:table-row>
          <table:table-cell table:style-name="Tabelle1.A2" office:value-type="string">
            <text:p text:style-name="P10">2</text:p>
          </table:table-cell>
          <table:table-cell table:style-name="Tabelle1.B2" office:value-type="string">
            <text:p text:style-name="P10">4</text:p>
          </table:table-cell>
        </table:table-row>
        <table:table-row>
          <table:table-cell table:style-name="Tabelle1.A8" office:value-type="string">
            <text:p text:style-name="P10">3</text:p>
          </table:table-cell>
          <table:table-cell table:style-name="Tabelle1.B8" office:value-type="string">
            <text:p text:style-name="P10">9</text:p>
          </table:table-cell>
        </table:table-row>
      </table:table>
      <text:p text:style-name="P2"/>
      <text:h text:style-name="P15" text:outline-level="1">Allgemeine Polynomfunktion</text:h>
      <text:p text:style-name="P19"><draw:frame draw:style-name="fr1" draw:name="Objekt1" text:anchor-type="as-char" svg:width="5.53cm" svg:height="1.20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0">Jede beliebige Funktion mit Potenzen von x kann in die allgemeine Polynomfunktion umgeform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de" style:family="paragraph" style:parent-style-name="Standard">
      <loext:graphic-properties draw:fill="solid" draw:fill-color="#fff685"/>
      <style:paragraph-properties fo:background-color="#fff685" fo:padding="0.049cm" fo:border="0.06pt solid #000000" style:shadow="none" style:writing-mode="page"/>
      <style:text-properties officeooo:rsid="0014ab0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7:22:36.953000000</meta:creation-date>
    <meta:editing-cycles>10</meta:editing-cycles>
    <meta:generator>LibreOffice/5.4.6.2$Windows_X86_64 LibreOffice_project/4014ce260a04f1026ba855d3b8d91541c224eab8</meta:generator>
    <meta:editing-duration>PT1H22M47S</meta:editing-duration>
    <dc:title>ErkansVorlage</dc:title>
    <dc:date>2021-09-10T17:35:32.950000000</dc:date>
    <meta:document-statistic meta:table-count="1" meta:image-count="0" meta:object-count="1" meta:page-count="2" meta:paragraph-count="52" meta:word-count="346" meta:character-count="1930" meta:non-whitespace-character-count="1645"/>
    <meta:template xlink:type="simple" xlink:actuate="onRequest" xlink:title="ErkansVorlage" xlink:href="../../../AppData/Roaming/LibreOffice/4/user/template/ErkansVorlage.ott" meta:date="2021-01-23T17:22:36.126000000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b>
                  <mi>a</mi>
                  <mn>0</mn>
                </msub>
                <mo stretchy="false">⋅</mo>
                <msup>
                  <mi>x</mi>
                  <mn>0</mn>
                </msup>
              </mrow>
            </mrow>
            <mrow>
              <mspace width="0.5em"/>
              <mo stretchy="false">+</mo>
              <mspace width="0.5em"/>
            </mrow>
            <mrow>
              <msub>
                <mi>a</mi>
                <mn>1</mn>
              </msub>
              <mo stretchy="false">⋅</mo>
              <msup>
                <mi>x</mi>
                <mn>1</mn>
              </msup>
            </mrow>
            <mrow>
              <mspace width="0.5em"/>
              <mo stretchy="false">+</mo>
              <mspace width="0.5em"/>
            </mrow>
            <mrow>
              <msub>
                <mi>a</mi>
                <mn>2</mn>
              </msub>
              <mo stretchy="false">⋅</mo>
              <msup>
                <mi>x</mi>
                <mn>2</mn>
              </msup>
            </mrow>
            <mrow>
              <mspace width="0.5em"/>
              <mo stretchy="false">+</mo>
              <mn>...</mn>
            </mrow>
          </mrow>
        </mtd>
      </mtr>
      <mtr>
        <mtd columnalign="left"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b>
                <mi>a</mi>
                <mn>0</mn>
              </msub>
            </mrow>
            <mrow>
              <mspace width="6em"/>
              <mo stretchy="false">+</mo>
              <mspace width="0.5em"/>
            </mrow>
            <mrow>
              <msub>
                <mi>a</mi>
                <mn>1</mn>
              </msub>
              <mo stretchy="false">⋅</mo>
              <mi>x</mi>
            </mrow>
            <mrow>
              <mspace width="2.5em"/>
              <mo stretchy="false">+</mo>
              <mspace width="0.5em"/>
            </mrow>
            <mrow>
              <msub>
                <mi>a</mi>
                <mn>2</mn>
              </msub>
              <mo stretchy="false">⋅</mo>
              <msup>
                <mi>x</mi>
                <mn>2</mn>
              </msup>
            </mrow>
            <mrow>
              <mspace width="0.5em"/>
              <mo stretchy="false">+</mo>
              <mn>..</mn>
            </mrow>
            <mi>.</mi>
          </mrow>
        </mtd>
      </mtr>
    </mtable>
    <annotation encoding="StarMath 5.0">alignl f(x) = a_0 cdot x^0 ` + ` a_1 cdot x^1 ` + ` a_2 cdot x^2 ` + ... newline
alignl f(x) = a_0 ~ ~ ` ` ` `    + ` a_1 cdot x ~ ` + ` a_2 cdot x^2 ` + ...</annotation>
  </semantics>
</math>
</file>